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loext: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loext:contextual-spacing="false" fo:text-align="justify" style:justify-single-word="false"/>
      <style:text-properties style:font-name="Georgia" fo:font-weight="normal" officeooo:rsid="003b3a46" officeooo:paragraph-rsid="003b3a46" style:font-weight-asian="normal" style:font-weight-complex="normal"/>
    </style:style>
    <style:style style:name="P4" style:family="paragraph" style:parent-style-name="Standard">
      <style:paragraph-properties fo:margin-top="0in" fo:margin-bottom="0in" loext:contextual-spacing="false" fo:text-align="justify" style:justify-single-word="false"/>
      <style:text-properties style:font-name="Georgia" fo:font-weight="normal" officeooo:rsid="003f13c5" officeooo:paragraph-rsid="003f13c5" style:font-weight-asian="normal" style:font-weight-complex="normal"/>
    </style:style>
    <style:style style:name="P5" style:family="paragraph" style:parent-style-name="Standard">
      <style:paragraph-properties fo:margin-top="0in" fo:margin-bottom="0in" loext:contextual-spacing="false" fo:text-align="justify" style:justify-single-word="false"/>
      <style:text-properties style:font-name="Georgia" fo:font-weight="normal" officeooo:rsid="003fa463" officeooo:paragraph-rsid="003fa463" style:font-weight-asian="normal" style:font-weight-complex="normal"/>
    </style:style>
    <style:style style:name="P6" style:family="paragraph" style:parent-style-name="Standard">
      <style:paragraph-properties fo:margin-top="0in" fo:margin-bottom="0in" loext:contextual-spacing="false" fo:text-align="justify" style:justify-single-word="false"/>
      <style:text-properties style:font-name="Georgia" fo:font-weight="bold" officeooo:rsid="003507fc" officeooo:paragraph-rsid="003507fc" style:font-weight-asian="bold" style:font-weight-complex="bold"/>
    </style:style>
    <style:style style:name="P7" style:family="paragraph" style:parent-style-name="Standard">
      <style:paragraph-properties fo:margin-top="0in" fo:margin-bottom="0in" loext:contextual-spacing="false" fo:text-align="justify" style:justify-single-word="false"/>
      <style:text-properties style:font-name="Georgia" fo:font-weight="bold" officeooo:rsid="003b3a46" officeooo:paragraph-rsid="003b3a46" style:font-weight-asian="bold" style:font-weight-complex="bold"/>
    </style:style>
    <style:style style:name="P8" style:family="paragraph" style:parent-style-name="Standard">
      <style:paragraph-properties fo:margin-top="0in" fo:margin-bottom="0in" loext:contextual-spacing="false" fo:text-align="justify" style:justify-single-word="false"/>
      <style:text-properties style:font-name="Georgia" fo:font-weight="bold" officeooo:rsid="003f13c5" officeooo:paragraph-rsid="003f13c5"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style:font-name="Georgia" fo:font-weight="bold" officeooo:rsid="003fa463" officeooo:paragraph-rsid="003fa463" style:font-weight-asian="bold" style:font-weight-complex="bold"/>
    </style:style>
    <style:style style:name="P10" style:family="paragraph" style:parent-style-name="Standard">
      <style:paragraph-properties fo:margin-top="0in" fo:margin-bottom="0in" loext:contextual-spacing="false" fo:text-align="justify" style:justify-single-word="false"/>
      <style:text-properties officeooo:paragraph-rsid="003fa463"/>
    </style:style>
    <style:style style:name="P11"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12" style:family="paragraph" style:parent-style-name="Standard">
      <style:paragraph-properties fo:margin-top="0in" fo:margin-bottom="0in" loext:contextual-spacing="false" fo:text-align="justify" style:justify-single-word="false"/>
      <style:text-properties officeooo:paragraph-rsid="003fa463"/>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style:style style:name="T10" style:family="text">
      <style:text-properties officeooo:rsid="003b3b93"/>
    </style:style>
    <style:style style:name="T11" style:family="text">
      <style:text-properties officeooo:rsid="003bf6d6"/>
    </style:style>
    <style:style style:name="T12" style:family="text">
      <style:text-properties officeooo:rsid="003d7185"/>
    </style:style>
    <style:style style:name="T13" style:family="text">
      <style:text-properties officeooo:rsid="003f76c7"/>
    </style:style>
    <style:style style:name="T14" style:family="text">
      <style:text-properties style:font-name="Georgia" fo:font-weight="normal" officeooo:rsid="003fa463" style:font-weight-asian="normal" style:font-weight-complex="normal"/>
    </style:style>
    <style:style style:name="T15" style:family="text">
      <style:text-properties fo:color="#00000a" style:font-name="Georgia" fo:font-size="11pt" fo:language="en" fo:country="US" fo:font-weight="normal" officeooo:rsid="003fa463" style:font-name-asian="SimSun" style:font-size-asian="11pt" style:language-asian="en" style:country-asian="US" style:font-weight-asian="normal" style:font-name-complex="Calibri1" style:font-size-complex="11pt" style:language-complex="ar" style:country-complex="SA" style:font-weight-complex="normal"/>
    </style:style>
    <style:style style:name="T16" style:family="text">
      <style:text-properties fo:color="#00000a" style:font-name="Georgia" fo:font-size="11pt" fo:language="en" fo:country="US" fo:font-weight="normal" officeooo:rsid="0041a132" style:font-name-asian="SimSun" style:font-size-asian="11pt" style:language-asian="en" style:country-asian="US" style:font-weight-asian="normal" style:font-name-complex="Calibri1" style:font-size-complex="11pt" style:language-complex="ar" style:country-complex="SA" style:font-weight-complex="normal"/>
    </style:style>
    <style:style style:name="T17" style:family="text">
      <style:text-properties fo:color="#00000a" style:font-name="Georgia" fo:font-size="11pt" fo:language="en" fo:country="US" fo:font-weight="normal" officeooo:rsid="00420d49" style:font-name-asian="SimSun" style:font-size-asian="11pt" style:language-asian="en" style:country-asian="US" style:font-weight-asian="normal" style:font-name-complex="Calibri1" style:font-size-complex="11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6">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7">Talking</text:p>
      <text:p text:style-name="P3"><text:s text:c="5"/>She wants to talk. You head home to confront her. What’s there to be said about any of it to begin with. You wonder. You wonder what she’ll say, how she’ll justify her actions, her wants, her intentions.</text:p>
      <text:p text:style-name="P3"><text:s text:c="5"/>As you suspected things don’t go over well. You head out again as she’s begging for you to stay.</text:p>
      <text:p text:style-name="P3"><text:s text:c="5"/><text:span text:style-name="T10">You wonder if you should turn around and stay as she asks. No that wouldn’t do any good. Nothing would work out like you expected it to. Life is too complicated at this point. There’s no need for any of that. This life is just too much for you to deal with. That’s what you keep telling yourself and you hope you’ll go through with it.</text:span></text:p>
      <text:p text:style-name="P3"><text:s text:c="5"/><text:span text:style-name="T11">Hopping in your car, you notice her running towards you. Her dress keeps flying up so you can see her blue panties. It was her favorite color after all.</text:span></text:p>
      <text:p text:style-name="P3"><text:s text:c="5"/><text:span text:style-name="T11">As she reaches the car, she tries to let herself in. The doors are locked. You never unlock the doors unless you’re getting in or getting out, and even then only the doors being used are unlocked.</text:span></text:p>
      <text:p text:style-name="P3"><text:s text:c="5"/><text:span text:style-name="T11">She’s pounding on the window. It’s quite a show to see how bonkers she has gone.</text:span></text:p>
      <text:p text:style-name="P3"><text:s text:c="5"/><text:span text:style-name="T12">Driving off, you watch in your rear view as she tries to run after you. She gives up after a while as you speed out of sight. Guess you kinda dodged a bullet with that one.</text:span></text:p>
      <text:p text:style-name="P3"><text:soft-page-break/></text:p>
      <text:p text:style-name="P8">Swimming</text:p>
      <text:p text:style-name="P4"><text:s text:c="5"/>The beach is lovely this time of year. <text:span text:style-name="T13">Shedding your clothes down to your swim trunks, you decide to take a little dip. The water isn’t too cold, it’s perfectly cool actually. Swimming back and forth you get into a groove.</text:span></text:p>
      <text:p text:style-name="P4"><text:s text:c="5"/><text:span text:style-name="T13">That’s when the shark appears. People run out of the water, yourself included. Who invited him? You wonder. Damn shark swimming about in your lane. Shouldn’t be allowed! But well who’s going to argue with a shark, you? I think not.</text:span></text:p>
      <text:p text:style-name="P4"><text:s text:c="5"/><text:span text:style-name="T13">Coming upon a game of sand volleyball you decide to join. Rotating in you’re doing pretty good until SLAM you get hit in the face with the ball. Sports never were your strong point.</text:span></text:p>
      <text:p text:style-name="P4"><text:s text:c="5"/><text:span text:style-name="T13">Looking back over at the ocean, you see the shark has run dry on land. People are attempting to help it back into the water. You sigh as you go to help. What’s the use of letting it die on land? There isn’t any.</text:span></text:p>
      <text:p text:style-name="P5"/>
      <text:p text:style-name="P9">Drinking</text:p>
      <text:p text:style-name="P10"><text:span text:style-name="T14"><text:s text:c="5"/>At the </text:span><text:span text:style-name="T15">hotel, the one where you fucked the blonde, you pour yourself a drink. Now it’s been years since you’ve had a descent drink. But you pour it anyways. </text:span><text:span text:style-name="T16">A rum and Coke. It’s delicious </text:span><text:span text:style-name="T17">and it takes the edge off of whatever is going on.</text:span></text:p>
      <text:p text:style-name="P10"><text:span text:style-name="T17"><text:s text:c="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19:19:27.721533140</dc:date>
    <meta:editing-cycles>71</meta:editing-cycles>
    <meta:editing-duration>PT1H57M46S</meta:editing-duration>
    <meta:generator>LibreOffice/6.4.7.2$Linux_X86_64 LibreOffice_project/40$Build-2</meta:generator>
    <meta:document-statistic meta:table-count="0" meta:image-count="0" meta:object-count="0" meta:page-count="3" meta:paragraph-count="27" meta:word-count="787" meta:character-count="4179" meta:non-whitespace-character-count="3308"/>
    <meta:template xlink:type="simple" xlink:actuate="onRequest" xlink:title="Normal.dotm" xlink:href=""/>
  </office:meta>
</office:document-meta>
</file>